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264 Sheet1.B2:Sheet1.B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522" calcext:value-type="float">
            <text:p>5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518" calcext:value-type="float">
            <text:p>5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516" calcext:value-type="float">
            <text:p>5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514" calcext:value-type="float">
            <text:p>5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508" calcext:value-type="float">
            <text:p>5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506" calcext:value-type="float">
            <text:p>5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98" calcext:value-type="float">
            <text:p>4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96" calcext:value-type="float">
            <text:p>4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94" calcext:value-type="float">
            <text:p>4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476" calcext:value-type="float">
            <text:p>47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474" calcext:value-type="float">
            <text:p>47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468" calcext:value-type="float">
            <text:p>46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466" calcext:value-type="float">
            <text:p>46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2"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3]-2"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4]-2"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5]-2"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6]-2"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7]-2"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8]-2"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9]-2"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0]-2"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1]-2"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2]-2"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3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4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5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6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7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8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9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0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1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2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3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4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5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6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7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8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9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0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1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2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3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4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5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6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7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8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9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0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1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2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3]-2"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4]-2" office:value-type="float" office:value="378" calcext:value-type="float">
            <text:p>37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5]-2"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6]-2"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7]-2"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8]-2"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9]-2" office:value-type="float" office:value="368" calcext:value-type="float">
            <text:p>36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0]-2"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1]-2"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2]-2" office:value-type="float" office:value="362" calcext:value-type="float">
            <text:p>36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3]-2"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4]-2"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5]-2"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6]-2"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7]-2"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8]-2"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9]-2" office:value-type="float" office:value="348" calcext:value-type="float">
            <text:p>34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90]-2" office:value-type="float" office:value="346" calcext:value-type="float">
            <text:p>34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91]-2" office:value-type="float" office:value="344" calcext:value-type="float">
            <text:p>34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92]-2" office:value-type="float" office:value="342" calcext:value-type="float">
            <text:p>34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93]-2" office:value-type="float" office:value="340" calcext:value-type="float">
            <text:p>34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94]-2"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95]-2"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96]-2" office:value-type="float" office:value="334" calcext:value-type="float">
            <text:p>33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97]-2" office:value-type="float" office:value="332" calcext:value-type="float">
            <text:p>33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98]-2"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99]-2"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100]-2"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101]-2" office:value-type="float" office:value="324" calcext:value-type="float">
            <text:p>32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02]-2" office:value-type="float" office:value="322" calcext:value-type="float">
            <text:p>32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03]-2"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104]-2"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105]-2" office:value-type="float" office:value="316" calcext:value-type="float">
            <text:p>31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06]-2"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07]-2"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08]-2"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09]-2" office:value-type="float" office:value="308" calcext:value-type="float">
            <text:p>30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0]-2" office:value-type="float" office:value="306" calcext:value-type="float">
            <text:p>30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1]-2"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2]-2" office:value-type="float" office:value="302" calcext:value-type="float">
            <text:p>30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3]-2"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4]-2" office:value-type="float" office:value="298" calcext:value-type="float">
            <text:p>29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5]-2"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6]-2" office:value-type="float" office:value="294" calcext:value-type="float">
            <text:p>29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7]-2"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8]-2"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19]-2" office:value-type="float" office:value="288" calcext:value-type="float">
            <text:p>28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0]-2" office:value-type="float" office:value="286" calcext:value-type="float">
            <text:p>28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1]-2"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2]-2"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3]-2" office:value-type="float" office:value="280" calcext:value-type="float">
            <text:p>28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4]-2"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5]-2" office:value-type="float" office:value="276" calcext:value-type="float">
            <text:p>27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6]-2"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7]-2" office:value-type="float" office:value="272" calcext:value-type="float">
            <text:p>27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8]-2"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9]-2" office:value-type="float" office:value="268" calcext:value-type="float">
            <text:p>26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0]-2" office:value-type="float" office:value="266" calcext:value-type="float">
            <text:p>26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1]-2"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2]-2" office:value-type="float" office:value="262" calcext:value-type="float">
            <text:p>26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3]-2" office:value-type="float" office:value="260" calcext:value-type="float">
            <text:p>26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4]-2"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5]-2"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6]-2"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7]-2" office:value-type="float" office:value="252" calcext:value-type="float">
            <text:p>2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8]-2" office:value-type="float" office:value="250" calcext:value-type="float">
            <text:p>25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39]-2"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0]-2"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1]-2"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2]-2"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3]-2" office:value-type="float" office:value="240" calcext:value-type="float">
            <text:p>24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4]-2"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5]-2" office:value-type="float" office:value="236" calcext:value-type="float">
            <text:p>23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6]-2" office:value-type="float" office:value="234" calcext:value-type="float">
            <text:p>23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47]-2"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48]-2"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49]-2"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50]-2" office:value-type="float" office:value="226" calcext:value-type="float">
            <text:p>22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51]-2"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152]-2"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153]-2" office:value-type="float" office:value="220" calcext:value-type="float">
            <text:p>22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54]-2"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55]-2"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156]-2"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157]-2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158]-2"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159]-2"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160]-2"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161]-2" office:value-type="float" office:value="204" calcext:value-type="float">
            <text:p>20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162]-2"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163]-2"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164]-2"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165]-2"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166]-2"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167]-2"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8]-2"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9]-2" office:value-type="float" office:value="188" calcext:value-type="float">
            <text:p>18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A170]-2"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A171]-2" office:value-type="float" office:value="184" calcext:value-type="float">
            <text:p>18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172]-2"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173]-2"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A174]-2"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A175]-2"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A176]-2"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A177]-2"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[.A178]-2"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79]-2"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0]-2" office:value-type="float" office:value="166" calcext:value-type="float">
            <text:p>166</text:p>
          </table:table-cell>
          <table:table-cell table:formula="of:=[.B18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1]-2" office:value-type="float" office:value="164" calcext:value-type="float">
            <text:p>164</text:p>
          </table:table-cell>
          <table:table-cell table:formula="of:=[.B18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2]-2" office:value-type="float" office:value="162" calcext:value-type="float">
            <text:p>162</text:p>
          </table:table-cell>
          <table:table-cell table:formula="of:=[.B18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3]-2" office:value-type="float" office:value="160" calcext:value-type="float">
            <text:p>160</text:p>
          </table:table-cell>
          <table:table-cell table:formula="of:=[.B18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4]-2" office:value-type="float" office:value="158" calcext:value-type="float">
            <text:p>158</text:p>
          </table:table-cell>
          <table:table-cell table:formula="of:=[.B18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5]-2" office:value-type="float" office:value="156" calcext:value-type="float">
            <text:p>156</text:p>
          </table:table-cell>
          <table:table-cell table:formula="of:=[.B18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6]-2" office:value-type="float" office:value="154" calcext:value-type="float">
            <text:p>154</text:p>
          </table:table-cell>
          <table:table-cell table:formula="of:=[.B18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7]-2" office:value-type="float" office:value="152" calcext:value-type="float">
            <text:p>152</text:p>
          </table:table-cell>
          <table:table-cell table:formula="of:=[.B18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88]-2" office:value-type="float" office:value="150" calcext:value-type="float">
            <text:p>150</text:p>
          </table:table-cell>
          <table:table-cell table:formula="of:=[.B188]" office:value-type="float" office:value="70" calcext:value-type="float">
            <text:p>70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89]-2" office:value-type="float" office:value="148" calcext:value-type="float">
            <text:p>148</text:p>
          </table:table-cell>
          <table:table-cell table:formula="of:=[.B18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0]-2" office:value-type="float" office:value="146" calcext:value-type="float">
            <text:p>146</text:p>
          </table:table-cell>
          <table:table-cell table:formula="of:=[.B19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1]-2" office:value-type="float" office:value="144" calcext:value-type="float">
            <text:p>144</text:p>
          </table:table-cell>
          <table:table-cell table:formula="of:=[.B19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2]-2" office:value-type="float" office:value="142" calcext:value-type="float">
            <text:p>142</text:p>
          </table:table-cell>
          <table:table-cell table:formula="of:=[.B19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3]-2" office:value-type="float" office:value="140" calcext:value-type="float">
            <text:p>140</text:p>
          </table:table-cell>
          <table:table-cell table:formula="of:=[.B19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4]-2" office:value-type="float" office:value="138" calcext:value-type="float">
            <text:p>138</text:p>
          </table:table-cell>
          <table:table-cell table:formula="of:=[.B19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5]-2" office:value-type="float" office:value="136" calcext:value-type="float">
            <text:p>136</text:p>
          </table:table-cell>
          <table:table-cell table:formula="of:=[.B19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6]-2" office:value-type="float" office:value="134" calcext:value-type="float">
            <text:p>134</text:p>
          </table:table-cell>
          <table:table-cell table:formula="of:=[.B19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7]-2" office:value-type="float" office:value="132" calcext:value-type="float">
            <text:p>132</text:p>
          </table:table-cell>
          <table:table-cell table:formula="of:=[.B19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8]-2" office:value-type="float" office:value="130" calcext:value-type="float">
            <text:p>130</text:p>
          </table:table-cell>
          <table:table-cell table:formula="of:=[.B19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199]-2" office:value-type="float" office:value="128" calcext:value-type="float">
            <text:p>128</text:p>
          </table:table-cell>
          <table:table-cell table:formula="of:=[.B19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0]-2" office:value-type="float" office:value="126" calcext:value-type="float">
            <text:p>126</text:p>
          </table:table-cell>
          <table:table-cell table:formula="of:=[.B20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1]-2" office:value-type="float" office:value="124" calcext:value-type="float">
            <text:p>124</text:p>
          </table:table-cell>
          <table:table-cell table:formula="of:=[.B20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2]-2" office:value-type="float" office:value="122" calcext:value-type="float">
            <text:p>122</text:p>
          </table:table-cell>
          <table:table-cell table:formula="of:=[.B20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3]-2" office:value-type="float" office:value="120" calcext:value-type="float">
            <text:p>120</text:p>
          </table:table-cell>
          <table:table-cell table:formula="of:=[.B20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4]-2" office:value-type="float" office:value="118" calcext:value-type="float">
            <text:p>118</text:p>
          </table:table-cell>
          <table:table-cell table:formula="of:=[.B20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5]-2" office:value-type="float" office:value="116" calcext:value-type="float">
            <text:p>116</text:p>
          </table:table-cell>
          <table:table-cell table:formula="of:=[.B20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6]-2" office:value-type="float" office:value="114" calcext:value-type="float">
            <text:p>114</text:p>
          </table:table-cell>
          <table:table-cell table:formula="of:=[.B20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7]-2" office:value-type="float" office:value="112" calcext:value-type="float">
            <text:p>112</text:p>
          </table:table-cell>
          <table:table-cell table:formula="of:=[.B20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8]-2" office:value-type="float" office:value="110" calcext:value-type="float">
            <text:p>110</text:p>
          </table:table-cell>
          <table:table-cell table:formula="of:=[.B20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09]-2" office:value-type="float" office:value="108" calcext:value-type="float">
            <text:p>108</text:p>
          </table:table-cell>
          <table:table-cell table:formula="of:=[.B20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0]-2" office:value-type="float" office:value="106" calcext:value-type="float">
            <text:p>106</text:p>
          </table:table-cell>
          <table:table-cell table:formula="of:=[.B210]" office:value-type="float" office:value="70" calcext:value-type="float">
            <text:p>70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211]-2" office:value-type="float" office:value="104" calcext:value-type="float">
            <text:p>104</text:p>
          </table:table-cell>
          <table:table-cell table:formula="of:=[.B21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2]-2" office:value-type="float" office:value="102" calcext:value-type="float">
            <text:p>102</text:p>
          </table:table-cell>
          <table:table-cell table:formula="of:=[.B21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3]-2" office:value-type="float" office:value="100" calcext:value-type="float">
            <text:p>100</text:p>
          </table:table-cell>
          <table:table-cell table:formula="of:=[.B21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4]-2" office:value-type="float" office:value="98" calcext:value-type="float">
            <text:p>98</text:p>
          </table:table-cell>
          <table:table-cell table:formula="of:=[.B21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5]-2" office:value-type="float" office:value="96" calcext:value-type="float">
            <text:p>96</text:p>
          </table:table-cell>
          <table:table-cell table:formula="of:=[.B21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6]-2" office:value-type="float" office:value="94" calcext:value-type="float">
            <text:p>94</text:p>
          </table:table-cell>
          <table:table-cell table:formula="of:=[.B21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7]-2" office:value-type="float" office:value="92" calcext:value-type="float">
            <text:p>92</text:p>
          </table:table-cell>
          <table:table-cell table:formula="of:=[.B21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8]-2" office:value-type="float" office:value="90" calcext:value-type="float">
            <text:p>90</text:p>
          </table:table-cell>
          <table:table-cell table:formula="of:=[.B21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19]-2" office:value-type="float" office:value="88" calcext:value-type="float">
            <text:p>88</text:p>
          </table:table-cell>
          <table:table-cell table:formula="of:=[.B21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0]-2" office:value-type="float" office:value="86" calcext:value-type="float">
            <text:p>86</text:p>
          </table:table-cell>
          <table:table-cell table:formula="of:=[.B220]" office:value-type="float" office:value="70" calcext:value-type="float">
            <text:p>70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221]-2" office:value-type="float" office:value="84" calcext:value-type="float">
            <text:p>84</text:p>
          </table:table-cell>
          <table:table-cell table:formula="of:=[.B22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2]-2" office:value-type="float" office:value="82" calcext:value-type="float">
            <text:p>82</text:p>
          </table:table-cell>
          <table:table-cell table:formula="of:=[.B22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3]-2" office:value-type="float" office:value="80" calcext:value-type="float">
            <text:p>80</text:p>
          </table:table-cell>
          <table:table-cell table:formula="of:=[.B22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4]-2" office:value-type="float" office:value="78" calcext:value-type="float">
            <text:p>78</text:p>
          </table:table-cell>
          <table:table-cell table:formula="of:=[.B22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5]-2" office:value-type="float" office:value="76" calcext:value-type="float">
            <text:p>76</text:p>
          </table:table-cell>
          <table:table-cell table:formula="of:=[.B22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6]-2" office:value-type="float" office:value="74" calcext:value-type="float">
            <text:p>74</text:p>
          </table:table-cell>
          <table:table-cell table:formula="of:=[.B22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7]-2" office:value-type="float" office:value="72" calcext:value-type="float">
            <text:p>72</text:p>
          </table:table-cell>
          <table:table-cell table:formula="of:=[.B22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8]-2" office:value-type="float" office:value="70" calcext:value-type="float">
            <text:p>70</text:p>
          </table:table-cell>
          <table:table-cell table:formula="of:=[.B22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29]-2" office:value-type="float" office:value="68" calcext:value-type="float">
            <text:p>68</text:p>
          </table:table-cell>
          <table:table-cell table:formula="of:=[.B22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0]-2" office:value-type="float" office:value="66" calcext:value-type="float">
            <text:p>66</text:p>
          </table:table-cell>
          <table:table-cell table:formula="of:=[.B23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1]-2" office:value-type="float" office:value="64" calcext:value-type="float">
            <text:p>64</text:p>
          </table:table-cell>
          <table:table-cell table:formula="of:=[.B23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2]-2" office:value-type="float" office:value="62" calcext:value-type="float">
            <text:p>62</text:p>
          </table:table-cell>
          <table:table-cell table:formula="of:=[.B23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3]-2" office:value-type="float" office:value="60" calcext:value-type="float">
            <text:p>60</text:p>
          </table:table-cell>
          <table:table-cell table:formula="of:=[.B23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4]-2" office:value-type="float" office:value="58" calcext:value-type="float">
            <text:p>58</text:p>
          </table:table-cell>
          <table:table-cell table:formula="of:=[.B23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5]-2" office:value-type="float" office:value="56" calcext:value-type="float">
            <text:p>56</text:p>
          </table:table-cell>
          <table:table-cell table:formula="of:=[.B23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6]-2" office:value-type="float" office:value="54" calcext:value-type="float">
            <text:p>54</text:p>
          </table:table-cell>
          <table:table-cell table:formula="of:=[.B23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7]-2" office:value-type="float" office:value="52" calcext:value-type="float">
            <text:p>52</text:p>
          </table:table-cell>
          <table:table-cell table:formula="of:=[.B23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8]-2" office:value-type="float" office:value="50" calcext:value-type="float">
            <text:p>50</text:p>
          </table:table-cell>
          <table:table-cell table:formula="of:=[.B23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39]-2" office:value-type="float" office:value="48" calcext:value-type="float">
            <text:p>48</text:p>
          </table:table-cell>
          <table:table-cell table:formula="of:=[.B23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0]-2" office:value-type="float" office:value="46" calcext:value-type="float">
            <text:p>46</text:p>
          </table:table-cell>
          <table:table-cell table:formula="of:=[.B24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1]-2" office:value-type="float" office:value="44" calcext:value-type="float">
            <text:p>44</text:p>
          </table:table-cell>
          <table:table-cell table:formula="of:=[.B24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2]-2" office:value-type="float" office:value="42" calcext:value-type="float">
            <text:p>42</text:p>
          </table:table-cell>
          <table:table-cell table:formula="of:=[.B24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3]-2" office:value-type="float" office:value="40" calcext:value-type="float">
            <text:p>40</text:p>
          </table:table-cell>
          <table:table-cell table:formula="of:=[.B24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4]-2" office:value-type="float" office:value="38" calcext:value-type="float">
            <text:p>38</text:p>
          </table:table-cell>
          <table:table-cell table:formula="of:=[.B24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5]-2" office:value-type="float" office:value="36" calcext:value-type="float">
            <text:p>36</text:p>
          </table:table-cell>
          <table:table-cell table:formula="of:=[.B24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6]-2" office:value-type="float" office:value="34" calcext:value-type="float">
            <text:p>34</text:p>
          </table:table-cell>
          <table:table-cell table:formula="of:=[.B24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7]-2" office:value-type="float" office:value="32" calcext:value-type="float">
            <text:p>32</text:p>
          </table:table-cell>
          <table:table-cell table:formula="of:=[.B24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8]-2" office:value-type="float" office:value="30" calcext:value-type="float">
            <text:p>30</text:p>
          </table:table-cell>
          <table:table-cell table:formula="of:=[.B24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49]-2" office:value-type="float" office:value="28" calcext:value-type="float">
            <text:p>28</text:p>
          </table:table-cell>
          <table:table-cell table:formula="of:=[.B24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0]-2" office:value-type="float" office:value="26" calcext:value-type="float">
            <text:p>26</text:p>
          </table:table-cell>
          <table:table-cell table:formula="of:=[.B25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1]-2" office:value-type="float" office:value="24" calcext:value-type="float">
            <text:p>24</text:p>
          </table:table-cell>
          <table:table-cell table:formula="of:=[.B25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2]-2" office:value-type="float" office:value="22" calcext:value-type="float">
            <text:p>22</text:p>
          </table:table-cell>
          <table:table-cell table:formula="of:=[.B25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3]-2" office:value-type="float" office:value="20" calcext:value-type="float">
            <text:p>20</text:p>
          </table:table-cell>
          <table:table-cell table:formula="of:=[.B253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4]-2" office:value-type="float" office:value="18" calcext:value-type="float">
            <text:p>18</text:p>
          </table:table-cell>
          <table:table-cell table:formula="of:=[.B254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5]-2" office:value-type="float" office:value="16" calcext:value-type="float">
            <text:p>16</text:p>
          </table:table-cell>
          <table:table-cell table:formula="of:=[.B255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6]-2" office:value-type="float" office:value="14" calcext:value-type="float">
            <text:p>14</text:p>
          </table:table-cell>
          <table:table-cell table:formula="of:=[.B256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7]-2" office:value-type="float" office:value="12" calcext:value-type="float">
            <text:p>12</text:p>
          </table:table-cell>
          <table:table-cell table:formula="of:=[.B257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8]-2" office:value-type="float" office:value="10" calcext:value-type="float">
            <text:p>10</text:p>
          </table:table-cell>
          <table:table-cell table:formula="of:=[.B258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59]-2" office:value-type="float" office:value="8" calcext:value-type="float">
            <text:p>8</text:p>
          </table:table-cell>
          <table:table-cell table:formula="of:=[.B259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60]-2" office:value-type="float" office:value="6" calcext:value-type="float">
            <text:p>6</text:p>
          </table:table-cell>
          <table:table-cell table:formula="of:=[.B260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61]-2" office:value-type="float" office:value="4" calcext:value-type="float">
            <text:p>4</text:p>
          </table:table-cell>
          <table:table-cell table:formula="of:=[.B261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62]-2" office:value-type="float" office:value="2" calcext:value-type="float">
            <text:p>2</text:p>
          </table:table-cell>
          <table:table-cell table:formula="of:=[.B262]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[.A263]-2" office:value-type="float" office:value="0" calcext:value-type="float">
            <text:p>0</text:p>
          </table:table-cell>
          <table:table-cell table:formula="of:=[.B263]" office:value-type="float" office:value="70" calcext:value-type="float">
            <text:p>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.00.0000</text:date>, <text:time style:data-style-name="N2" text:time-value="08:01:51.612218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29T08:23:06.419318762</dc:date>
    <meta:editing-duration>PT7H10M34S</meta:editing-duration>
    <meta:editing-cycles>46</meta:editing-cycles>
    <meta:generator>LibreOffice/7.6.4.1$MacOSX_X86_64 LibreOffice_project/e19e193f88cd6c0525a17fb7a176ed8e6a3e2aa1</meta:generator>
    <meta:document-statistic meta:table-count="1" meta:cell-count="5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264" svg:x="0.985cm" svg:y="0.314cm" svg:width="47.319cm" svg:height="15.083cm">
          <chart:coordinate-region svg:x="1.612cm" svg:y="0.314cm" svg:width="46.408cm" svg:height="14.4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64" chart:class="chart:scatter">
            <chart:domain table:cell-range-address="Sheet1.A2:Sheet1.A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">
                <text:p>524</text:p>
                <draw:g>
                  <svg:desc>Sheet1.A2:Sheet1.A264</svg:desc>
                </draw:g>
              </table:table-cell>
              <table:table-cell office:value-type="float" office:value="64">
                <text:p>64</text:p>
                <draw:g>
                  <svg:desc>Sheet1.B2:Sheet1.B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2">
                <text:p>5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">
                <text:p>5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6">
                <text:p>5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">
                <text:p>5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">
                <text:p>5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">
                <text:p>5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8">
                <text:p>4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6">
                <text:p>4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4">
                <text:p>4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">
                <text:p>4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0">
                <text:p>4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8">
                <text:p>4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6">
                <text:p>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2">
                <text:p>4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">
                <text:p>4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8">
                <text:p>4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">
                <text:p>4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4">
                <text:p>4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0">
                <text:p>4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">
                <text:p>4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6">
                <text:p>4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4">
                <text:p>4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">
                <text:p>4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0">
                <text:p>4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6">
                <text:p>4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4">
                <text:p>4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2">
                <text:p>4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">
                <text:p>4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">
                <text:p>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">
                <text:p>3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4">
                <text:p>3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2">
                <text:p>3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0">
                <text:p>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8">
                <text:p>3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6">
                <text:p>3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4">
                <text:p>3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2">
                <text:p>3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0">
                <text:p>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">
                <text:p>3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6">
                <text:p>3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4">
                <text:p>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">
                <text:p>3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8">
                <text:p>3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6">
                <text:p>3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4">
                <text:p>3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2">
                <text:p>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">
                <text:p>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8">
                <text:p>3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6">
                <text:p>3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2">
                <text:p>3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0">
                <text:p>3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">
                <text:p>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6">
                <text:p>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4">
                <text:p>3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2">
                <text:p>3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0">
                <text:p>3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8">
                <text:p>3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4">
                <text:p>3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0">
                <text:p>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6">
                <text:p>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4">
                <text:p>3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">
                <text:p>3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8">
                <text:p>2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6">
                <text:p>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4">
                <text:p>2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2">
                <text:p>2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0">
                <text:p>2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8">
                <text:p>2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6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4">
                <text:p>2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2">
                <text:p>2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0">
                <text:p>2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8">
                <text:p>2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4">
                <text:p>2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2">
                <text:p>2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0">
                <text:p>2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8">
                <text:p>2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6">
                <text:p>2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4">
                <text:p>2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">
                <text:p>2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0">
                <text:p>2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8">
                <text:p>2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6">
                <text:p>2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4">
                <text:p>2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2">
                <text:p>2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0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6">
                <text:p>2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4">
                <text:p>2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2">
                <text:p>2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">
                <text:p>2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6">
                <text:p>2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4">
                <text:p>2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2">
                <text:p>2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">
                <text:p>2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8">
                <text:p>2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">
                <text:p>2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4">
                <text:p>2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2">
                <text:p>2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0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8">
                <text:p>2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">
                <text:p>2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4">
                <text:p>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2">
                <text:p>2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8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6">
                <text:p>2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">
                <text:p>2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">
                <text:p>2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">
                <text:p>1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4">
                <text:p>1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2">
                <text:p>1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6">
                <text:p>1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">
                <text:p>1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0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">
                <text:p>1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">
                <text:p>1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0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8">
                <text:p>1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">
                <text:p>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">
                <text:p>1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2">
                <text:p>1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8">
                <text:p>1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4">
                <text:p>1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2">
                <text:p>1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6">
                <text:p>1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">
                <text:p>1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">
                <text:p>1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">
                <text:p>1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4">
                <text:p>1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">
                <text:p>1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8">
                <text:p>1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">
                <text:p>1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">
                <text:p>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